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6pt" fo:font-weight="bold" officeooo:rsid="0014583b" officeooo:paragraph-rsid="0014583b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200%" fo:text-align="end" style:justify-single-word="false"/>
      <style:text-properties style:font-name="Arial" officeooo:paragraph-rsid="0012abb8"/>
    </style:style>
    <style:style style:name="P3" style:family="paragraph" style:parent-style-name="Standard">
      <style:paragraph-properties fo:line-height="200%" fo:text-align="end" style:justify-single-word="false"/>
      <style:text-properties style:font-name="Arial" fo:font-size="16pt" fo:font-weight="normal" officeooo:rsid="00053c43" officeooo:paragraph-rsid="0012abb8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200%" fo:text-align="end" style:justify-single-word="false"/>
      <style:text-properties style:font-name="Arial" fo:font-size="16pt" fo:font-weight="normal" officeooo:paragraph-rsid="0012abb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200%" fo:text-align="end" style:justify-single-word="false"/>
      <style:text-properties style:font-name="Arial" fo:font-weight="bold" officeooo:rsid="00153fd1" officeooo:paragraph-rsid="00153fd1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style:font-name="Arial" fo:font-weight="bold" officeooo:rsid="0017e93e" officeooo:paragraph-rsid="0017e93e" style:font-weight-asian="bold" style:font-weight-complex="bold"/>
    </style:style>
    <style:style style:name="P7" style:family="paragraph" style:parent-style-name="Standard">
      <style:paragraph-properties fo:line-height="200%" fo:text-align="end" style:justify-single-word="false"/>
      <style:text-properties style:font-name="Arial" fo:font-weight="normal" officeooo:paragraph-rsid="0012abb8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42b1e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4c91a3" style:font-size-asian="16pt" style:font-weight-asian="bold" style:font-size-complex="16pt" style:font-weight-complex="bold"/>
    </style:style>
    <style:style style:name="T5" style:family="text">
      <style:text-properties officeooo:rsid="001ca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Optimization Report</text:span></text:p>
      <text:p text:style-name="P3">Jeremiah Webb</text:p>
      <text:p text:style-name="P4">Em<text:span text:style-name="T5">b</text:span>ry-Riddle Aeronautical University, CS332</text:p>
      <text:p text:style-name="P7"><text:span text:style-name="T1">Fall </text:span><text:span text:style-name="T2">2022</text:span></text:p>
      <text:p text:style-name="P7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6"><text:soft-page-break/><text:span text:style-name="T2">W</text:span><text:span text:style-name="T1">orks Cit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6pt" fo:font-weight="bold" officeooo:rsid="0014583b" officeooo:paragraph-rsid="0014583b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332: Report 2: Optimization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6:07:02.359445071</meta:creation-date>
    <meta:generator>LibreOffice/7.4.3.2$Linux_X86_64 LibreOffice_project/40$Build-2</meta:generator>
    <dc:date>2022-12-09T16:11:31.763526626</dc:date>
    <meta:editing-duration>PT4M27S</meta:editing-duration>
    <meta:editing-cycles>7</meta:editing-cycles>
    <meta:document-statistic meta:table-count="0" meta:image-count="0" meta:object-count="0" meta:page-count="3" meta:paragraph-count="7" meta:word-count="20" meta:character-count="153" meta:non-whitespace-character-count="140"/>
  </office:meta>
</office:document-meta>
</file>